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17cm" table:align="margins" style:writing-mode="page"/>
    </style:style>
    <style:style style:name="Tabella2.A" style:family="table-column">
      <style:table-column-properties style:column-width="5.909cm" style:rel-column-width="22778*"/>
    </style:style>
    <style:style style:name="Tabella2.B" style:family="table-column">
      <style:table-column-properties style:column-width="3.704cm" style:rel-column-width="14279*"/>
    </style:style>
    <style:style style:name="Tabella2.C" style:family="table-column">
      <style:table-column-properties style:column-width="7.387cm" style:rel-column-width="28478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84cm"/>
    </style:style>
    <style:style style:name="Tabella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4.498cm"/>
    </style:style>
    <style:style style:name="Tabella1.B" style:family="table-column">
      <style:table-column-properties style:column-width="12.515cm"/>
    </style:style>
    <style:style style:name="Tabella1.A1" style:family="table-cell">
      <style:table-cell-properties fo:background-color="#dddddd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199cm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557483"/>
    </style:style>
    <style:style style:name="P9" style:family="paragraph" style:parent-style-name="Text_20_body">
      <style:text-properties officeooo:rsid="004572a2" officeooo:paragraph-rsid="004572a2"/>
    </style:style>
    <style:style style:name="P10" style:family="paragraph" style:parent-style-name="Text_20_body">
      <style:text-properties officeooo:rsid="0046c5ab" officeooo:paragraph-rsid="0046c5ab"/>
    </style:style>
    <style:style style:name="P11" style:family="paragraph" style:parent-style-name="Text_20_body">
      <style:text-properties officeooo:rsid="00485b66" officeooo:paragraph-rsid="00485b66"/>
    </style:style>
    <style:style style:name="P12" style:family="paragraph" style:parent-style-name="Text_20_body">
      <style:text-properties officeooo:paragraph-rsid="0063a6b5"/>
    </style:style>
    <style:style style:name="P13" style:family="paragraph" style:parent-style-name="Text_20_body">
      <style:text-properties officeooo:paragraph-rsid="002c9d06"/>
    </style:style>
    <style:style style:name="P14" style:family="paragraph" style:parent-style-name="Text_20_body">
      <style:text-properties officeooo:rsid="0066b0eb" officeooo:paragraph-rsid="0066b0eb"/>
    </style:style>
    <style:style style:name="P15" style:family="paragraph" style:parent-style-name="Text_20_body">
      <style:text-properties officeooo:rsid="0066b0eb" officeooo:paragraph-rsid="006dcf10"/>
    </style:style>
    <style:style style:name="P16" style:family="paragraph" style:parent-style-name="Text_20_body">
      <style:text-properties fo:font-weight="normal" officeooo:rsid="00718ff5" officeooo:paragraph-rsid="00718ff5" style:font-weight-asian="normal" style:font-weight-complex="normal"/>
    </style:style>
    <style:style style:name="P17" style:family="paragraph" style:parent-style-name="Table_20_Contents">
      <style:text-properties officeooo:paragraph-rsid="002e7392"/>
    </style:style>
    <style:style style:name="P18" style:family="paragraph" style:parent-style-name="Table_20_Contents">
      <style:text-properties officeooo:rsid="00447e26" officeooo:paragraph-rsid="00447e26"/>
    </style:style>
    <style:style style:name="P19" style:family="paragraph" style:parent-style-name="Table_20_Contents">
      <style:text-properties officeooo:rsid="002fd140" officeooo:paragraph-rsid="002fd140"/>
    </style:style>
    <style:style style:name="P20" style:family="paragraph" style:parent-style-name="Table_20_Contents">
      <style:text-properties officeooo:rsid="0031fcb6" officeooo:paragraph-rsid="0031fcb6"/>
    </style:style>
    <style:style style:name="P21" style:family="paragraph" style:parent-style-name="Table_20_Contents">
      <style:text-properties officeooo:rsid="002f0547" officeooo:paragraph-rsid="002f0547"/>
    </style:style>
    <style:style style:name="P22" style:family="paragraph" style:parent-style-name="Table_20_Contents">
      <style:text-properties officeooo:rsid="002e7392" officeooo:paragraph-rsid="002e7392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24" style:family="paragraph" style:parent-style-name="Table_20_Contents">
      <style:text-properties officeooo:rsid="00332593" officeooo:paragraph-rsid="00332593"/>
    </style:style>
    <style:style style:name="P25" style:family="paragraph" style:parent-style-name="Codice">
      <style:text-properties officeooo:rsid="00293e83" officeooo:paragraph-rsid="00293e83"/>
    </style:style>
    <style:style style:name="P26" style:family="paragraph" style:parent-style-name="Codice">
      <style:text-properties officeooo:rsid="002c6bed" officeooo:paragraph-rsid="002c6bed"/>
    </style:style>
    <style:style style:name="P27" style:family="paragraph" style:parent-style-name="Codice">
      <style:text-properties fo:font-weight="bold" officeooo:rsid="00718ff5" officeooo:paragraph-rsid="00718ff5" style:font-weight-asian="bold" style:font-weight-complex="bold"/>
    </style:style>
    <style:style style:name="P28" style:family="paragraph" style:parent-style-name="Codice">
      <style:text-properties fo:font-weight="bold" officeooo:rsid="0073caf9" officeooo:paragraph-rsid="0073caf9" style:font-weight-asian="bold" style:font-weight-complex="bold"/>
    </style:style>
    <style:style style:name="P29" style:family="paragraph" style:parent-style-name="Standard" style:list-style-name="L4"/>
    <style:style style:name="P30" style:family="paragraph" style:parent-style-name="Text_20_body" style:list-style-name="L1">
      <style:text-properties officeooo:paragraph-rsid="0029fe69"/>
    </style:style>
    <style:style style:name="P31" style:family="paragraph" style:parent-style-name="Text_20_body" style:list-style-name="L1">
      <style:text-properties officeooo:rsid="00293e83" officeooo:paragraph-rsid="00293e83"/>
    </style:style>
    <style:style style:name="P32" style:family="paragraph" style:parent-style-name="Text_20_body" style:list-style-name="L1">
      <style:text-properties officeooo:rsid="002b6dd5" officeooo:paragraph-rsid="002b6dd5"/>
    </style:style>
    <style:style style:name="P33" style:family="paragraph" style:parent-style-name="Text_20_body" style:list-style-name="L2">
      <style:text-properties officeooo:paragraph-rsid="00557483"/>
    </style:style>
    <style:style style:name="P34" style:family="paragraph" style:parent-style-name="Text_20_body" style:list-style-name="L3">
      <style:text-properties officeooo:rsid="0046c5ab" officeooo:paragraph-rsid="0046c5ab"/>
    </style:style>
    <style:style style:name="P35" style:family="paragraph" style:parent-style-name="Text_20_body">
      <style:text-properties officeooo:paragraph-rsid="0077faf6"/>
    </style:style>
    <style:style style:name="P36" style:family="paragraph" style:parent-style-name="Text_20_body">
      <style:text-properties officeooo:paragraph-rsid="00718ff5"/>
    </style:style>
    <style:style style:name="P37" style:family="paragraph" style:parent-style-name="Text_20_body">
      <style:text-properties officeooo:rsid="00342473" officeooo:paragraph-rsid="003c37b3"/>
    </style:style>
    <style:style style:name="P38" style:family="paragraph" style:parent-style-name="Text_20_body">
      <style:text-properties officeooo:paragraph-rsid="00782754"/>
    </style:style>
    <style:style style:name="P39" style:family="paragraph" style:parent-style-name="Text_20_body">
      <style:text-properties officeooo:rsid="007a03df" officeooo:paragraph-rsid="007a03df"/>
    </style:style>
    <style:style style:name="P40" style:family="paragraph" style:parent-style-name="Heading_20_1" style:list-style-name="" style:master-page-name="">
      <style:paragraph-properties fo:margin-left="0.199cm" fo:margin-right="0cm" fo:margin-top="0.423cm" fo:margin-bottom="0.212cm" loext:contextual-spacing="false" fo:text-indent="0cm" style:auto-text-indent="false" style:page-number="auto" fo:keep-with-next="always" style:writing-mode="pag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2c6bed" officeooo:paragraph-rsid="002c6bed"/>
    </style:style>
    <style:style style:name="P43" style:family="paragraph" style:parent-style-name="Heading_20_1">
      <style:paragraph-properties fo:break-before="page"/>
      <style:text-properties officeooo:rsid="007695cb" officeooo:paragraph-rsid="007695cb"/>
    </style:style>
    <style:style style:name="P44" style:family="paragraph" style:parent-style-name="Heading_20_2">
      <style:text-properties officeooo:rsid="00291cdc" officeooo:paragraph-rsid="00291cdc"/>
    </style:style>
    <style:style style:name="P45" style:family="paragraph" style:parent-style-name="Heading_20_2">
      <style:text-properties officeooo:rsid="00342473" officeooo:paragraph-rsid="00342473"/>
    </style:style>
    <style:style style:name="P46" style:family="paragraph" style:parent-style-name="Heading_20_2">
      <style:text-properties officeooo:rsid="003c37b3" officeooo:paragraph-rsid="003c37b3"/>
    </style:style>
    <style:style style:name="P47" style:family="paragraph" style:parent-style-name="Heading_20_2">
      <style:text-properties officeooo:rsid="004572a2" officeooo:paragraph-rsid="004572a2"/>
    </style:style>
    <style:style style:name="P48" style:family="paragraph" style:parent-style-name="Heading_20_2">
      <style:text-properties officeooo:rsid="0077faf6" officeooo:paragraph-rsid="0077faf6"/>
    </style:style>
    <style:style style:name="P49" style:family="paragraph" style:parent-style-name="Codice">
      <style:text-properties officeooo:rsid="0077faf6" officeooo:paragraph-rsid="0077faf6"/>
    </style:style>
    <style:style style:name="P50" style:family="paragraph" style:parent-style-name="Codice">
      <style:text-properties officeooo:paragraph-rsid="006dcf10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bold" officeooo:rsid="006dcf10" style:font-weight-asian="bold" style:font-weight-complex="bold"/>
    </style:style>
    <style:style style:name="T18" style:family="text">
      <style:text-properties fo:font-weight="bold" officeooo:rsid="007a03df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57483" style:font-weight-asian="normal" style:font-weight-complex="normal"/>
    </style:style>
    <style:style style:name="T21" style:family="text">
      <style:text-properties fo:font-weight="normal" officeooo:rsid="00718ff5" style:font-weight-asian="normal" style:font-weight-complex="normal"/>
    </style:style>
    <style:style style:name="T22" style:family="text">
      <style:text-properties fo:font-weight="normal" officeooo:rsid="0074ef25" style:font-weight-asian="normal" style:font-weight-complex="normal"/>
    </style:style>
    <style:style style:name="T23" style:family="text">
      <style:text-properties fo:font-weight="normal" officeooo:rsid="007a03df" style:font-weight-asian="normal" style:font-weight-complex="normal"/>
    </style:style>
    <style:style style:name="T24" style:family="text">
      <style:text-properties fo:font-weight="normal" officeooo:rsid="006dcf10" style:font-weight-asian="normal" style:font-weight-complex="normal"/>
    </style:style>
    <style:style style:name="T25" style:family="text">
      <style:text-properties officeooo:rsid="003c37b3"/>
    </style:style>
    <style:style style:name="T26" style:family="text">
      <style:text-properties officeooo:rsid="003d9487"/>
    </style:style>
    <style:style style:name="T27" style:family="text">
      <style:text-properties officeooo:rsid="003e7085"/>
    </style:style>
    <style:style style:name="T28" style:family="text">
      <style:text-properties fo:font-style="normal" officeooo:rsid="003e7085" style:font-style-asian="normal" style:font-style-complex="normal"/>
    </style:style>
    <style:style style:name="T29" style:family="text">
      <style:text-properties officeooo:rsid="00447e26"/>
    </style:style>
    <style:style style:name="T30" style:family="text">
      <style:text-properties officeooo:rsid="0046c5ab"/>
    </style:style>
    <style:style style:name="T31" style:family="text">
      <style:text-properties officeooo:rsid="004a38ec"/>
    </style:style>
    <style:style style:name="T32" style:family="text">
      <style:text-properties officeooo:rsid="004cc8a2"/>
    </style:style>
    <style:style style:name="T33" style:family="text">
      <style:text-properties officeooo:rsid="004cd794"/>
    </style:style>
    <style:style style:name="T34" style:family="text">
      <style:text-properties officeooo:rsid="004f40f6"/>
    </style:style>
    <style:style style:name="T35" style:family="text">
      <style:text-properties officeooo:rsid="0052b306"/>
    </style:style>
    <style:style style:name="T36" style:family="text">
      <style:text-properties officeooo:rsid="0029fe69" fo:background-color="transparent" loext:char-shading-value="0"/>
    </style:style>
    <style:style style:name="T37" style:family="text">
      <style:text-properties officeooo:rsid="00543305"/>
    </style:style>
    <style:style style:name="T38" style:family="text">
      <style:text-properties officeooo:rsid="00557483"/>
    </style:style>
    <style:style style:name="T39" style:family="text">
      <style:text-properties officeooo:rsid="00342473"/>
    </style:style>
    <style:style style:name="T40" style:family="text">
      <style:text-properties officeooo:rsid="0058e5f3"/>
    </style:style>
    <style:style style:name="T41" style:family="text">
      <style:text-properties officeooo:rsid="0059bf83"/>
    </style:style>
    <style:style style:name="T42" style:family="text">
      <style:text-properties officeooo:rsid="005a60a2"/>
    </style:style>
    <style:style style:name="T43" style:family="text">
      <style:text-properties officeooo:rsid="005aae95"/>
    </style:style>
    <style:style style:name="T44" style:family="text">
      <style:text-properties style:font-name="Ubuntu Mono1" officeooo:rsid="005aae95" fo:background-color="#eeeeee" loext:char-shading-value="0"/>
    </style:style>
    <style:style style:name="T45" style:family="text">
      <style:text-properties officeooo:rsid="005ab97c"/>
    </style:style>
    <style:style style:name="T46" style:family="text">
      <style:text-properties officeooo:rsid="005c303b"/>
    </style:style>
    <style:style style:name="T47" style:family="text">
      <style:text-properties officeooo:rsid="005cb3fc"/>
    </style:style>
    <style:style style:name="T48" style:family="text">
      <style:text-properties officeooo:rsid="005eac4a"/>
    </style:style>
    <style:style style:name="T49" style:family="text">
      <style:text-properties officeooo:rsid="005fb1ee"/>
    </style:style>
    <style:style style:name="T50" style:family="text">
      <style:text-properties officeooo:rsid="00604fcf"/>
    </style:style>
    <style:style style:name="T51" style:family="text">
      <style:text-properties officeooo:rsid="0060ebde"/>
    </style:style>
    <style:style style:name="T52" style:family="text">
      <style:text-properties officeooo:rsid="006237fc"/>
    </style:style>
    <style:style style:name="T53" style:family="text">
      <style:text-properties officeooo:rsid="00632a0e"/>
    </style:style>
    <style:style style:name="T54" style:family="text">
      <style:text-properties officeooo:rsid="0063a6b5"/>
    </style:style>
    <style:style style:name="T55" style:family="text">
      <style:text-properties officeooo:rsid="00652fbf"/>
    </style:style>
    <style:style style:name="T56" style:family="text">
      <style:text-properties officeooo:rsid="0069f1fd"/>
    </style:style>
    <style:style style:name="T57" style:family="text">
      <style:text-properties officeooo:rsid="006dcf10"/>
    </style:style>
    <style:style style:name="T58" style:family="text">
      <style:text-properties officeooo:rsid="006fa0ae"/>
    </style:style>
    <style:style style:name="T59" style:family="text">
      <style:text-properties officeooo:rsid="0074ef25"/>
    </style:style>
    <style:style style:name="T60" style:family="text">
      <style:text-properties officeooo:rsid="0077faf6"/>
    </style:style>
    <style:style style:name="T61" style:family="text">
      <style:text-properties officeooo:rsid="00780723"/>
    </style:style>
    <style:style style:name="T62" style:family="text">
      <style:text-properties officeooo:rsid="0078275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<text:span text:style-name="T58">1</text:span>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51"><text:a xlink:type="simple" xlink:href="#__RefHeading___Toc246_1408912739" text:style-name="Index_20_Link" text:visited-style-name="Index_20_Link">1. Funzionamento del programma<text:tab/>2</text:a></text:p>
          <text:p text:style-name="P52"><text:a xlink:type="simple" xlink:href="#__RefHeading___Toc248_1408912739" text:style-name="Index_20_Link" text:visited-style-name="Index_20_Link">Informazioni salvate dal logger<text:tab/>2</text:a></text:p>
          <text:p text:style-name="P52"><text:a xlink:type="simple" xlink:href="#__RefHeading___Toc435_686091399" text:style-name="Index_20_Link" text:visited-style-name="Index_20_Link">Creazione processo demone<text:tab/>2</text:a></text:p>
          <text:p text:style-name="P52"><text:a xlink:type="simple" xlink:href="#__RefHeading___Toc437_686091399" text:style-name="Index_20_Link" text:visited-style-name="Index_20_Link">Comunicazione con il processo demone<text:tab/>3</text:a></text:p>
          <text:p text:style-name="P52"><text:a xlink:type="simple" xlink:href="#__RefHeading___Toc439_686091399" text:style-name="Index_20_Link" text:visited-style-name="Index_20_Link">Parsing dei comandi<text:tab/>3</text:a></text:p>
          <text:p text:style-name="P51"><text:a xlink:type="simple" xlink:href="#__RefHeading___Toc441_686091399" text:style-name="Index_20_Link" text:visited-style-name="Index_20_Link">2. Utilizzo del programma<text:tab/>4</text:a></text:p>
          <text:p text:style-name="P51"><text:a xlink:type="simple" xlink:href="#__RefHeading___Toc735_2381330911" text:style-name="Index_20_Link" text:visited-style-name="Index_20_Link">3. Comandi parzialmente o non supportati<text:tab/>6</text:a></text:p>
          <text:p text:style-name="P52"><text:a xlink:type="simple" xlink:href="#__RefHeading___Toc738_2381330911" text:style-name="Index_20_Link" text:visited-style-name="Index_20_Link">CD<text:tab/>6</text:a></text:p>
          <text:p text:style-name="P52"><text:a xlink:type="simple" xlink:href="#__RefHeading___Toc740_2381330911" text:style-name="Index_20_Link" text:visited-style-name="Index_20_Link">Operatori non gestiti<text:tab/>6</text:a></text:p>
          <text:p text:style-name="P51"><text:a xlink:type="simple" xlink:href="#__RefHeading___Toc250_1408912739" text:style-name="Index_20_Link" text:visited-style-name="Index_20_Link">4. Struttura del Programma<text:tab/>7</text:a></text:p>
        </text:index-body>
      </text:table-of-content>
      <text:h text:style-name="P40" text:outline-level="1"/>
      <text:h text:style-name="P41" text:outline-level="1"><text:bookmark-start text:name="__RefHeading___Toc246_1408912739"/>Funzionamento del programma<text:bookmark-end text:name="__RefHeading___Toc246_1408912739"/></text:h>
      <text:p text:style-name="P12">Con riferimento alle specifiche del progetto, il programma realizzato <text:span text:style-name="T33">accetta</text:span> come parametro un comando, e calcola alcune statistiche sulla sua esecuzione. <text:span text:style-name="T33">Tali statistiche vengono poi inviate</text:span> ad un processo demone che <text:span text:style-name="T56">le scrive</text:span> in un file di log. Il processo demone <text:span text:style-name="T54">viene fatto partire</text:span> se non <text:span text:style-name="T54">è in esecuzione</text:span> all’<text:span text:style-name="T54">avvio </text:span>del programma.</text:p>
      <text:h text:style-name="P44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5"><text:span text:style-name="T11">stats</text:span> “ls | wc”</text:p>
      <text:p text:style-name="P3"><text:span text:style-name="T34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3684233238" text:style-name="L1">
        <text:list-item>
          <text:p text:style-name="P31"><text:span text:style-name="T15">N</text:span><text:span text:style-name="T11">ome</text:span> del comando.</text:p>
        </text:list-item>
        <text:list-item>
          <text:p text:style-name="P31"><text:span text:style-name="T16">Argomenti</text:span> con <text:span text:style-name="T54">i quali </text:span><text:s/>è stato invocato (compre<text:span text:style-name="T35">n</text:span>si<text:span text:style-name="T35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30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30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36">permette</text:span><text:span text:style-name="T3"> di ottenere il tempo di CPU effettivamente dedicato all’intero processo. Viene espresso in microsecondi.</text:span></text:p>
        </text:list-item>
        <text:list-item>
          <text:p text:style-name="P32"><text:span text:style-name="T11">Codice di ritorno</text:span>.</text:p>
        </text:list-item>
      </text:list>
      <text:h text:style-name="P45" text:outline-level="2"><text:bookmark-start text:name="__RefHeading___Toc435_686091399"/><text:span text:style-name="T25">Creazione p</text:span>rocesso demone<text:bookmark-end text:name="__RefHeading___Toc435_686091399"/></text:h>
      <text:p text:style-name="P6">Il processo, che diventerà poi demone, prima di tutto crea una coda dei messaggi <text:span text:style-name="T37">e,</text:span> una volta che la creazione è andata a buon fine, diventa effettivamente un demone.</text:p>
      <text:p text:style-name="P7"><text:soft-page-break/><text:span text:style-name="T25">La “trasformazione” in processo demone viene effettuata utilizzando la funzione </text:span><text:span text:style-name="My_5f_Codice"><text:span text:style-name="T25">daemon()</text:span></text:span> <text:span text:style-name="T25">della libreria </text:span><text:span text:style-name="My_5f_Codice"><text:span text:style-name="T25">unistd</text:span></text:span>. <text:span text:style-name="T26">Con riferimento al “Linux Programmer’s Manual” la funzione è utilizzata per staccare un processo dal terminale che lo controlla ed essere eseguito in background come un demone di sistema. La generazione di un processo demone passa per i seguenti passi: invocando una </text:span><text:span text:style-name="My_5f_Codice"><text:span text:style-name="T27">fork</text:span></text:span> , <text:span text:style-name="T27">il processo figlio tipicamente richiede un nuovo identificativo di sessione, cambia la directory di lavoro corrente e chiude (oppure redirige a </text:span><text:span text:style-name="My_5f_Codice"><text:span text:style-name="T28">/dev/null</text:span></text:span><text:span text:style-name="T27">) tutti i canali di comunicazione standard e termina il padre (in questo modo viene, salvo alcune eccezioni, “adottato” dal processo </text:span><text:span text:style-name="My_5f_Codice"><text:span text:style-name="T27">init</text:span></text:span><text:span text:style-name="T27">). </text:span></text:p>
      <text:h text:style-name="P46" text:outline-level="2"><text:bookmark-start text:name="__RefHeading___Toc437_686091399"/>Comunicazione con il processo demone<text:bookmark-end text:name="__RefHeading___Toc437_686091399"/></text:h>
      <text:p text:style-name="P37">La comunicazione con il processo demone avviene mediante lo scambio di messaggi <text:span text:style-name="T38">tramite </text:span><text:span text:style-name="My_5f_Codice"><text:span text:style-name="T29">message queue</text:span></text:span>.</text:p>
      <text:p text:style-name="P38"><text:span text:style-name="T62">La message queue viene generata con una chiave, a sua volta ottenuta tramite la funzione </text:span><text:span text:style-name="My_5f_Codice"><text:span text:style-name="T62">ftok()</text:span></text:span>. <text:span text:style-name="T62">Tale funzione prende come parametri il percorso di un file e un identificativo numerico per generare una chiave univoca. Come percorso è stato utilizzato: </text:span><text:span text:style-name="My_5f_Codice">/tmp/</text:span>. <text:span text:style-name="T62">In un’istallazione effettiva sarebbe più appropriato utilizzare percorso dell’eseguibile, in modo da evitare eventuali conflitti.</text:span></text:p>
      <text:p text:style-name="P8">I messaggi contengono vari campi:</text:p>
      <text:list xml:id="list407629201" text:style-name="L2">
        <text:list-item>
          <text:p text:style-name="P33"><text:span text:style-name="T20">Il</text:span><text:span text:style-name="T12"> </text:span><text:span text:style-name="T13">tipo</text:span><text:span text:style-name="T14">: </text:span><text:span text:style-name="T39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3"><text:span text:style-name="T38">La </text:span><text:span text:style-name="T12">stringa di log</text:span><text:span text:style-name="T38">. </text:span></text:p>
        </text:list-item>
        <text:list-item>
          <text:p text:style-name="P33"><text:span text:style-name="T38">Il </text:span><text:span text:style-name="T12">nome del file</text:span><text:span text:style-name="T38"> di destinazione.</text:span></text:p>
        </text:list-item>
      </text:list>
      <text:h text:style-name="P47" text:outline-level="2"><text:bookmark-start text:name="__RefHeading___Toc439_686091399"/>Parsing dei comandi<text:bookmark-end text:name="__RefHeading___Toc439_686091399"/></text:h>
      <text:p text:style-name="P9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30">in ordine “da sinistra verso destra”.</text:span></text:p>
      <text:p text:style-name="P10">Sono gestiti gli operatori:</text:p>
      <text:list xml:id="list105917981" text:style-name="L3">
        <text:list-item>
          <text:p text:style-name="P34"><text:span text:style-name="T11">and</text:span>: <text:span text:style-name="My_5f_Codice">&amp;&amp;</text:span></text:p>
        </text:list-item>
        <text:list-item>
          <text:p text:style-name="P34"><text:span text:style-name="T11">or</text:span>: <text:span text:style-name="My_5f_Codice">||</text:span></text:p>
        </text:list-item>
        <text:list-item>
          <text:p text:style-name="P34"><text:soft-page-break/><text:span text:style-name="T11">pipe</text:span>: sia <text:span text:style-name="My_5f_Codice">|</text:span> che <text:span text:style-name="My_5f_Codice">|&amp;</text:span></text:p>
        </text:list-item>
        <text:list-item>
          <text:p text:style-name="P34"><text:span text:style-name="T11">sequenze</text:span> di comandi: <text:span text:style-name="My_5f_Codice">cmd1; cmd2; cmd3;</text:span></text:p>
        </text:list-item>
      </text:list>
      <text:p text:style-name="P11">Vengono gesti comandi con parametri e con <text:span text:style-name="T31">re-indirizzamento</text:span> dei canali di comunicazione standard.</text:p>
      <text:h text:style-name="P42" text:outline-level="1"><text:bookmark-start text:name="__RefHeading___Toc441_686091399"/><text:span text:style-name="T29">U</text:span>tilizzo del programma<text:bookmark-end text:name="__RefHeading___Toc441_686091399"/></text:h>
      <text:p text:style-name="P4">Il programma può essere <text:span text:style-name="T40">avviato </text:span>nel seguente modo:</text:p>
      <text:p text:style-name="P26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41">o virgolette</text:span>. Se viene specificato deve essere inserito come ultimo argomento.</text:p>
      <text:p text:style-name="P5">L’argomento [opzioni] <text:span text:style-name="T43">rappresenta i parametri con cui si vuole invocare il programma</text:span>. Tutt<text:span text:style-name="T42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">Forma Estesa</text:p>
          </table:table-cell>
          <table:table-cell table:style-name="Tabella2.A1" office:value-type="string">
            <text:p text:style-name="P23">Forma Breve</text:p>
          </table:table-cell>
          <table:table-cell table:style-name="Tabella2.C1" office:value-type="string">
            <text:p text:style-name="P23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7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22">Permette di impostare un separatore non predefinito per separare i campi nella stringa di log. Se non specificato utilizz<text:span text:style-name="T55">a il valore associato a </text:span><text:span text:style-name="My_5f_Codice"><text:span text:style-name="T55">format</text:span></text:span><text:span text:style-name="T55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7"><text:span text:style-name="My_5f_Codice">-lf=[v]</text:span></text:p>
          </table:table-cell>
          <table:table-cell table:style-name="Tabella2.C2" office:value-type="string">
            <text:p text:style-name="P17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21"><text:span text:style-name="T43">Se impostata a </text:span><text:span text:style-name="T44">true</text:span><text:span text:style-name="T43"> la stringa di log conterrà le unità di misura (per i campi in cui sono previste)</text:span>. <text:span text:style-name="T43">Se impostata a </text:span><text:span text:style-name="T44">false</text:span><text:span text:style-name="T43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19"><text:span text:style-name="T43">Se impostata</text:span> la stringa di log conte<text:span text:style-name="T43">rrà</text:span> i nomi dei vari campi. <text:span text:style-name="T43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20"><text:span text:style-name="T45">Stampa</text:span> un <text:span text:style-name="T45">messaggio di spiegazione, contenente le istruzioni per l’utilizzo del programma</text:span>.</text:p>
            <text:p text:style-name="P20"/>
          </table:table-cell>
        </table:table-row>
        <text:soft-page-break/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20">Se specificato il programma stamperà vari messaggi di informazione durante l’esecuzione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24"><text:span text:style-name="T45">Stampa</text:span> un <text:span text:style-name="T32">breve</text:span> messaggio di informazioni.</text:p>
          </table:table-cell>
        </table:table-row>
      </table:table>
      <text:p text:style-name="P13"/>
      <text:p text:style-name="P14">Per terminare in modo controllato il demone si deve inoltrare il comando:</text:p>
      <text:p text:style-name="Codice"><text:span text:style-name="T11">stats</text:span> stop-daemon</text:p>
      <text:p text:style-name="P15">Per <text:span text:style-name="T57">aprire il manuale del programma si deve inoltrare il comando</text:span>:</text:p>
      <text:p text:style-name="P50"><text:span text:style-name="T17">man </text:span><text:span text:style-name="T23">src/</text:span><text:span text:style-name="T24">docs/</text:span><text:span text:style-name="T19">stats</text:span></text:p>
      <text:p text:style-name="P39">In un’implementazione reale sarebbe opportuno copiare tale file nella cartella contenente le pagine di manuale, o comunque aggiungerla al path di ricerca di <text:span text:style-name="My_5f_Codice">man</text:span>.</text:p>
      <text:h text:style-name="P43" text:outline-level="1"><text:bookmark-start text:name="__RefHeading___Toc735_2381330911"/><text:span text:style-name="T11">Comandi parzialmente o non supportati</text:span><text:bookmark-end text:name="__RefHeading___Toc735_2381330911"/></text:h>
      <text:h text:style-name="P48" text:outline-level="2"><text:bookmark-start text:name="__RefHeading___Toc738_2381330911"/>CD<text:bookmark-end text:name="__RefHeading___Toc738_2381330911"/></text:h>
      <text:p text:style-name="P36"><text:span text:style-name="T21">Il comando </text:span><text:span text:style-name="My_5f_Codice">cd</text:span><text:span text:style-name="T21"> è supportato solamente senza parametri e specificando la cartella di destinazione. Per esempio non </text:span><text:span text:style-name="T22">è supportato il seguente co</text:span><text:span text:style-name="T21">mand</text:span><text:span text:style-name="T22">o</text:span><text:span text:style-name="T21">:</text:span></text:p>
      <text:p text:style-name="P27">cd -L /directory</text:p>
      <text:p text:style-name="P16"><text:span text:style-name="T59">Alcuni esempi</text:span> di comand<text:span text:style-name="T59">i supportati sono:</text:span></text:p>
      <text:p text:style-name="P28">cd</text:p>
      <text:p text:style-name="P27">cd /tmp/ &amp;&amp; ls</text:p>
      <text:h text:style-name="P48" text:outline-level="2"><text:bookmark-start text:name="__RefHeading___Toc740_2381330911"/>Operatori non gestiti<text:bookmark-end text:name="__RefHeading___Toc740_2381330911"/></text:h>
      <text:p text:style-name="P35"><text:span text:style-name="T60">Non sono gestiti comandi con gli operatori </text:span><text:span text:style-name="My_5f_Codice"><text:span text:style-name="T60">&amp;</text:span></text:span><text:span text:style-name="T60"> e comandi composti con </text:span><text:span text:style-name="My_5f_Codice"><text:span text:style-name="T60">()</text:span></text:span>.<text:line-break/><text:span text:style-name="T60">Alcuni esempi sono di comandi non ancora supportati sono:</text:span></text:p>
      <text:p text:style-name="P49">(ls; ls;) | wc</text:p>
      <text:p text:style-name="P49"><text:tab/><text:span text:style-name="T61">gedit &amp;</text:span></text:p>
      <text:p text:style-name="P35"/>
      <text:h text:style-name="P41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46">suddiviso</text:span> in vari moduli, <text:span text:style-name="T46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7">l’</text:span>esiste<text:span text:style-name="T47">nza</text:span> <text:span text:style-name="T47">de</text:span>l demone, che si occupa di scrivere i messaggi di log nei file appropriati, e in caso esso non esista lo <text:span text:style-name="T47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781839149" text:style-name="L4">
              <text:list-item>
                <text:p text:style-name="P29"><text:span text:style-name="My_5f_Codice">Server</text:span>: implementa la logica di messaggistica del demone: fornisce funzioni per creare ed eliminare <text:span text:style-name="T47">la </text:span>coda e <text:span text:style-name="T48">resta in</text:span> ascolto <text:span text:style-name="T48">in attesa di messaggi</text:span>.</text:p>
              </text:list-item>
              <text:list-item>
                <text:p text:style-name="P29"><text:span text:style-name="My_5f_Codice">Client</text:span>: implementa <text:s/>le funzioni per verificare <text:span text:style-name="T49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50">u</text:span>na volta che quest’ultimo <text:span text:style-name="T50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51">la</text:span> stringa <text:span text:style-name="T51">contenente</text:span> statistiche, composta in <text:span text:style-name="T51">accordo</text:span> alle impostazioni di formattazione <text:span text:style-name="T51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52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ext:soft-page-break/>
        <table:table-row>
          <table:table-cell table:style-name="Tabella1.A2" office:value-type="string">
            <text:p text:style-name="P18"><text:span text:style-name="My_5f_Codice">Sys_Wrapper</text:span></text:p>
          </table:table-cell>
          <table:table-cell table:style-name="Tabella1.B2" office:value-type="string">
            <text:p text:style-name="P18">Modulo che contiene versioni di chiamate di sistema in cui vengono gestiti eventuali errori con una terminazione controllata del programma con stampa di <text:span text:style-name="T53">un </text:span>messaggio di errore <text:span text:style-name="T53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47cm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loext:graphic-properties draw:fill="solid" draw:fill-color="#eeeeee" draw:opacity="100%"/>
      <style:paragraph-properties fo:margin-top="0cm" fo:margin-bottom="0.25cm" loext:contextual-spacing="true" style:register-true="true" style:page-number="auto" fo:background-color="#eeeeee" fo:padding-left="1cm" fo:padding-right="0.3cm" fo:padding-top="0.3cm" fo:padding-bottom="0.3cm" fo:border-left="0.06pt solid #000000" fo:border-right="none" fo:border-top="none" fo:border-bottom="none" style:shadow="none" style:writing-mode="page" style:join-border="false">
        <style:tab-stops>
          <style:tab-stop style:position="1cm"/>
        </style:tab-stops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4cm" fo:background-color="#eeeeee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17:56:55.797378576</dc:date>
    <meta:editing-duration>PT4H10M25S</meta:editing-duration>
    <meta:editing-cycles>81</meta:editing-cycles>
    <meta:generator>LibreOffice/5.4.6.2$Linux_X86_64 LibreOffice_project/40m0$Build-2</meta:generator>
    <meta:document-statistic meta:table-count="2" meta:image-count="0" meta:object-count="0" meta:page-count="9" meta:paragraph-count="115" meta:word-count="1375" meta:character-count="8823" meta:non-whitespace-character-count="7577"/>
  </office:meta>
</office:document-meta>
</file>